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officeooo:paragraph-rsid="001d85c6"/>
    </style:style>
    <style:style style:name="P2" style:family="paragraph" style:parent-style-name="Standard" style:list-style-name="WWNum2">
      <style:paragraph-properties fo:margin-left="2.54cm" fo:margin-right="0cm" fo:text-indent="-0.635cm" style:auto-text-indent="false"/>
      <style:text-properties officeooo:paragraph-rsid="001d85c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68917172" text:style-name="WWNum2">
        <text:list-item>
          <text:list>
            <text:list-item>
              <text:p text:style-name="P1">Planificació</text:p>
            </text:list-item>
            <text:list-item>
              <text:p text:style-name="P1">Requisits</text:p>
            </text:list-item>
            <text:list-item>
              <text:p text:style-name="P1">Tests de funcionament</text:p>
            </text:list-item>
            <text:list-item>
              <text:p text:style-name="P1">Diagrama de classes</text:p>
            </text:list-item>
            <text:list-item>
              <text:p text:style-name="P1">Diagrama de casos d’ús</text:p>
            </text:list-item>
            <text:list-item>
              <text:p text:style-name="P1">Documentar el codi amb format Dockbloc</text:p>
            </text:list-item>
            <text:list-item>
              <text:p text:style-name="P2">Documentació per presentar el projecte al concurs WAP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17:21:55.534000000</dc:date>
    <meta:editing-duration>PT3S</meta:editing-duration>
    <meta:editing-cycles>1</meta:editing-cycles>
    <meta:document-statistic meta:table-count="0" meta:image-count="0" meta:object-count="0" meta:page-count="1" meta:paragraph-count="7" meta:word-count="33" meta:character-count="183" meta:non-whitespace-character-count="164"/>
    <meta:generator>LibreOffice/7.2.5.2$Windows_X86_64 LibreOffice_project/499f9727c189e6ef3471021d6132d4c694f357e5</meta:generator>
  </office:meta>
</office:document-meta>
</file>